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5"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6"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7"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8"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9"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Standard" style:list-style-name="L2">
      <style:paragraph-properties fo:text-align="justify" style:justify-single-word="false"/>
      <style:text-properties officeooo:paragraph-rsid="002527e5"/>
    </style:style>
    <style:style style:name="P12" style:family="paragraph" style:parent-style-name="Standard" style:list-style-name="L3">
      <style:paragraph-properties fo:text-align="justify" style:justify-single-word="false"/>
      <style:text-properties officeooo:paragraph-rsid="002228f9"/>
    </style:style>
    <style:style style:name="P13" style:family="paragraph" style:parent-style-name="Standard" style:list-style-name="L1">
      <style:paragraph-properties fo:text-align="justify" style:justify-single-word="false"/>
      <style:text-properties officeooo:paragraph-rsid="002527e5"/>
    </style:style>
    <style:style style:name="P14" style:family="paragraph" style:parent-style-name="Standard" style:list-style-name="L1">
      <style:paragraph-properties fo:text-align="justify" style:justify-single-word="false"/>
      <style:text-properties officeooo:paragraph-rsid="002967c8"/>
    </style:style>
    <style:style style:name="P15" style:family="paragraph" style:parent-style-name="Standard" style:list-style-name="L2">
      <style:paragraph-properties fo:text-align="justify" style:justify-single-word="false"/>
      <style:text-properties style:font-name="Liberation Sans" officeooo:paragraph-rsid="002527e5"/>
    </style:style>
    <style:style style:name="P1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17"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18"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19"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20" style:family="paragraph" style:parent-style-name="Standard" style:list-style-name="L1">
      <style:paragraph-properties fo:text-align="justify" style:justify-single-word="false"/>
      <style:text-properties officeooo:rsid="00295794" officeooo:paragraph-rsid="002967c8"/>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5"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36"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37"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38"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39" style:family="text">
      <style:text-properties officeooo:rsid="002527e5"/>
    </style:style>
    <style:style style:name="T40" style:family="text">
      <style:text-properties officeooo:rsid="00325dd6"/>
    </style:style>
    <style:style style:name="T41" style:family="text">
      <style:text-properties officeooo:rsid="00340633"/>
    </style:style>
    <style:style style:name="T42" style:family="text">
      <style:text-properties officeooo:rsid="0034e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2017323662" text:style-name="L1">
        <text:list-item>
          <text:p text:style-name="P4"><text:span text:style-name="T7">What is </text:span><text:span text:style-name="T8">express</text:span><text:span text:style-name="T7">.js?</text:span></text:p>
          <text:p text:style-name="P9"><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235027514891873" text:continue-numbering="true" text:style-name="L1">
        <text:list-header>
          <text:p text:style-name="P5"><text:span text:style-name="T6">Above code shows </text:span><text:span text:style-name="T9">R</text:span><text:span text:style-name="T6">aw node.js code is on the right and same operations using express.js is on left.</text:span></text:p>
          <text:p text:style-name="P6"/>
          <text:p text:style-name="P7">It has got 5 pillar topics. They are express() function, application object, request object, response object and router concept.</text:p>
        </text:list-header>
      </text:list>
      <text:p text:style-name="P2"/>
      <text:list xml:id="list200955771" text:style-name="L2">
        <text:list-item>
          <text:p text:style-name="P8">express() funtion</text:p>
          <text:p text:style-name="P8">→ If we use the express.json() <text:span text:style-name="T39">method</text:span>, we can get the request parsed as a json and it returns an object. </text:p>
          <text:p text:style-name="P11"><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7">application/octet-stream.</text:span></text:p>
          <text:p text:style-name="P15"><text:span text:style-name="T35">→</text:span><text:span text:style-name="T36"> If</text:span><text:span text:style-name="T35"> </text:span><text:span text:style-name="T36">we</text:span><text:span text:style-name="T35"> use the express.</text:span><text:span text:style-name="T36">text</text:span><text:span text:style-name="T35">() </text:span><text:span text:style-name="T38">method</text:span><text:span text:style-name="T35">, </text:span><text:span text:style-name="T37">we can get the request bo</text:span><text:span text:style-name="T36">d</text:span><text:span text:style-name="T37">y as a </text:span><text:span text:style-name="T36">plain text.</text:span></text:p>
          <text:p text:style-name="P11"><text:span text:style-name="T18">→</text:span><text:span text:style-name="T19"> </text:span><text:span text:style-name="T16">If we use the express.</text:span><text:span text:style-name="T19">urlencoded</text:span><text:span text:style-name="T16">() </text:span><text:span text:style-name="T24">method</text:span><text:span text:style-name="T16">, </text:span><text:span text:style-name="T19">we can send the value like a html form.</text:span></text:p>
          <text:p text:style-name="P11"><text:soft-page-break/><text:span text:style-name="T19">→</text:span><text:span text:style-name="T20"> </text:span><text:span text:style-name="T16">If we use the express.</text:span><text:span text:style-name="T20">static</text:span><text:span text:style-name="T16">() </text:span><text:span text:style-name="T24">method</text:span><text:span text:style-name="T16">, </text:span><text:span text:style-name="T20">we can access the static assests like image file or text file. </text:span></text:p>
          <text:p text:style-name="P11"><text:span text:style-name="T20">→</text:span><text:span text:style-name="T21"> </text:span><text:span text:style-name="T16">If we use the express.</text:span><text:span text:style-name="T21">Router</text:span><text:span text:style-name="T16">() </text:span><text:span text:style-name="T24">method</text:span><text:span text:style-name="T16">, </text:span><text:span text:style-name="T21">it returns a router object. It is by default case insensitive but can be made case sensitive.</text:span></text:p>
        </text:list-item>
      </text:list>
      <text:p text:style-name="P16"/>
      <text:list xml:id="list3067925073" text:style-name="L3">
        <text:list-item>
          <text:p text:style-name="P12"><text:span text:style-name="T22">application</text:span><text:span text:style-name="T23"> Object</text:span></text:p>
          <text:p text:style-name="P12"><text:span text:style-name="T23">→</text:span><text:span text:style-name="T22"> apps.locals </text:span><text:span text:style-name="T24">properties</text:span><text:span text:style-name="T22"> is used to create local variables throughout the application, a created one can be accessed from anywhere of the application.</text:span></text:p>
        </text:list-item>
      </text:list>
      <text:list xml:id="list235027023225879" text:continue-list="list235027514891873" text:style-name="L1">
        <text:list-header>
          <text:p text:style-name="P13"><text:span text:style-name="T1">→</text:span><text:span text:style-name="T2"> </text:span><text:span text:style-name="T22">apps.</text:span><text:span text:style-name="T24">mountpath</text:span><text:span text:style-name="T22"> </text:span><text:span text:style-name="T24">properties</text:span><text:span text:style-name="T22"> </text:span><text:span text:style-name="T24">contain one or more path pattern where a subpath was mounted</text:span><text:span text:style-name="T22">.</text:span></text:p>
          <text:p text:style-name="P13"><text:span text:style-name="T22">→</text:span><text:span text:style-name="T25"> </text:span><text:span text:style-name="T26">mount event is fired on a sub app, when it is mounted on a parent app.</text:span></text:p>
          <text:p text:style-name="P13"><text:span text:style-name="T26">→</text:span><text:span text:style-name="T27"> app.all() method is used if a route is used for all of the http methods.</text:span></text:p>
          <text:p text:style-name="P13"><text:span text:style-name="T27">→</text:span><text:span text:style-name="T28"> app.disable()/</text:span><text:span text:style-name="T29">app.enable()</text:span><text:span text:style-name="T28"> method is used to disable/</text:span><text:span text:style-name="T29">enable</text:span><text:span text:style-name="T28"> any settings of express.</text:span></text:p>
          <text:p text:style-name="P17">e.g: ‘case sensitive routing’</text:p>
          <text:p text:style-name="P14"><text:span text:style-name="T27">→</text:span><text:span text:style-name="T28"> app.disable</text:span><text:span text:style-name="T29">d</text:span><text:span text:style-name="T28">()/</text:span><text:span text:style-name="T29">app.enabled()</text:span><text:span text:style-name="T28"> method i</text:span><text:span text:style-name="T29">returns true/false on the basis of a settings is disable/enabled.</text:span></text:p>
          <text:p text:style-name="P20"><text:span text:style-name="T15">→</text:span><text:span text:style-name="T30"> app.get(name) method is used get any saved info., app.set(‘name’, property) is used to save that info. It’s quite similar like local variables.</text:span></text:p>
          <text:p text:style-name="P20"><text:span text:style-name="T30">→</text:span><text:span text:style-name="T31"> app.get(path, callback) methods is used to get info. of a </text:span><text:span text:style-name="T32">specified </text:span><text:span text:style-name="T31">path.</text:span></text:p>
          <text:p text:style-name="P20"><text:span text:style-name="T31">→</text:span><text:span text:style-name="T33"> app.listen() method is used to listen the server on any port.</text:span></text:p>
          <text:p text:style-name="P14"><text:span text:style-name="T33">→</text:span><text:span text:style-name="T34">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4">tual request. </text:span></text:p>
          <text:p text:style-name="P18"><text:soft-page-break/>→<text:span text:style-name="T40"> app.path() method is used to get the canonical path.</text:span></text:p>
          <text:p text:style-name="P19">→<text:span text:style-name="T41"> app.route() method is used to perform different http methods on an identical path.</text:span></text:p>
          <text:p text:style-name="P19">→<text:span text:style-name="T42"> app.engine() is used for rendering html.</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07T23:50:26.643437697</dc:date>
    <meta:editing-duration>PT2H19M39S</meta:editing-duration>
    <meta:editing-cycles>22</meta:editing-cycles>
    <meta:generator>LibreOffice/6.4.7.2$Linux_X86_64 LibreOffice_project/40$Build-2</meta:generator>
    <meta:document-statistic meta:table-count="0" meta:image-count="2" meta:object-count="0" meta:page-count="3" meta:paragraph-count="28" meta:word-count="431" meta:character-count="2447" meta:non-whitespace-character-count="2060"/>
  </office:meta>
</office:document-meta>
</file>